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ttendance" style:family="table">
      <style:table-properties style:width="6.9299in" table:align="left" style:writing-mode="lr-tb"/>
    </style:style>
    <style:style style:name="attendance.A" style:family="table-column">
      <style:table-column-properties style:column-width="1.0507in"/>
    </style:style>
    <style:style style:name="attendance.B" style:family="table-column">
      <style:table-column-properties style:column-width="2.0917in"/>
    </style:style>
    <style:style style:name="attendance.C" style:family="table-column">
      <style:table-column-properties style:column-width="3.7875in"/>
    </style:style>
    <style:style style:name="attendance.1" style:family="table-row">
      <style:table-row-properties style:keep-together="true" fo:keep-together="auto"/>
    </style:style>
    <style:style style:name="attendance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attendance.C1" style:family="table-cell">
      <style:table-cell-properties style:vertical-align="top" fo:padding="0.0382in" fo:border="0.0007in solid #000000" style:writing-mode="lr-tb"/>
    </style:style>
    <style:style style:name="attendance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attendance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Default_20_Text">
      <style:paragraph-properties fo:text-align="center" style:justify-single-word="false">
        <style:tab-stops>
          <style:tab-stop style:position="6.8146in" style:type="right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Default_20_Text">
      <style:paragraph-properties fo:text-align="start" style:justify-single-word="false">
        <style:tab-stops>
          <style:tab-stop style:position="6.8146in" style:type="right"/>
        </style:tab-stops>
      </style:paragraph-properties>
      <style:text-properties style:font-name="Liberation Sans"/>
    </style:style>
    <style:style style:name="P3" style:family="paragraph" style:parent-style-name="Default_20_Text">
      <style:paragraph-properties>
        <style:tab-stops>
          <style:tab-stop style:position="6.8752in" style:type="right"/>
        </style:tab-stops>
      </style:paragraph-properties>
      <style:text-properties style:font-name="Liberation Sans"/>
    </style:style>
    <style:style style:name="P4" style:family="paragraph" style:parent-style-name="Default_20_Text">
      <style:paragraph-properties fo:text-align="start" style:justify-single-word="false">
        <style:tab-stops>
          <style:tab-stop style:position="1.5102in"/>
        </style:tab-stops>
      </style:paragraph-properties>
    </style:style>
    <style:style style:name="P5" style:family="paragraph" style:parent-style-name="Default_20_Text">
      <style:paragraph-properties fo:text-align="start" style:justify-single-word="false">
        <style:tab-stops>
          <style:tab-stop style:position="6.8146in" style:type="right"/>
        </style:tab-stops>
      </style:paragraph-properties>
      <style:text-properties style:font-name="Liberation Serif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style:font-name="Liberation Serif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style:font-name="Liberation Serif"/>
    </style:style>
    <style:style style:name="P8" style:family="paragraph" style:parent-style-name="Default_20_Text" style:master-page-name="Standard">
      <style:paragraph-properties style:page-number="auto">
        <style:tab-stops>
          <style:tab-stop style:position="6.8752in" style:type="right"/>
        </style:tab-stops>
      </style:paragraph-properties>
      <style:text-properties style:font-name="Liberatio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$school_name: $school_year<text:tab/>$date</text:p>
      <text:p text:style-name="P3"/>
      <text:p text:style-name="P1">Student Attendance Report</text:p>
      <text:p text:style-name="P2">$student</text:p>
      <text:p text:style-name="P2">$student_year</text:p>
      <text:p text:style-name="P5"/>
      <table:table table:name="attendance" table:style-name="attendance">
        <table:table-column table:style-name="attendance.A"/>
        <table:table-column table:style-name="attendance.B"/>
        <table:table-column table:style-name="attendance.C"/>
        <table:table-row table:style-name="attendance.1">
          <table:table-cell table:style-name="attendance.A1" office:value-type="string">
            <text:p text:style-name="P6">Date</text:p>
          </table:table-cell>
          <table:table-cell table:style-name="attendance.A1" office:value-type="string">
            <text:p text:style-name="P6">Status</text:p>
          </table:table-cell>
          <table:table-cell table:style-name="attendance.C1" office:value-type="string">
            <text:p text:style-name="P6">Notes</text:p>
          </table:table-cell>
        </table:table-row>
        <table:table-row table:style-name="attendance.1">
          <table:table-cell table:style-name="attendance.A2" office:value-type="string">
            <text:p text:style-name="P7">$disc_date</text:p>
          </table:table-cell>
          <table:table-cell table:style-name="attendance.A2" office:value-type="string">
            <text:p text:style-name="P7">$disc_infraction</text:p>
          </table:table-cell>
          <table:table-cell table:style-name="attendance.C2" office:value-type="string">
            <text:p text:style-name="P7">$disc_teache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urke</meta:initial-creator>
    <meta:creation-date>2010-10-12T09:59:13</meta:creation-date>
    <meta:editing-duration>PT574H11M29S</meta:editing-duration>
    <dc:date>2010-11-01T19:06:59</dc:date>
    <meta:generator>LibreOffice/3.3$Unix LibreOffice_project/330m19$Build-202</meta:generator>
    <meta:editing-cycles>2</meta:editing-cycles>
    <meta:document-statistic meta:table-count="1" meta:image-count="0" meta:object-count="0" meta:page-count="1" meta:paragraph-count="10" meta:word-count="14" meta:character-count="132"/>
    <meta:user-defined meta:name="Info 1"/>
    <meta:user-defined meta:name="Info 2"/>
    <meta:user-defined meta:name="Info 3"/>
    <meta:user-defined meta:name="Info 4"/>
  </office:meta>
</office:document-meta>
</file>